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40036" officeooo:paragraph-rsid="00140036" style:font-size-asian="24pt" style:font-size-complex="24pt"/>
    </style:style>
    <style:style style:name="P2" style:family="paragraph" style:parent-style-name="Standard">
      <style:text-properties officeooo:rsid="00165d20" officeooo:paragraph-rsid="00165d20"/>
    </style:style>
    <style:style style:name="P3" style:family="paragraph" style:parent-style-name="Standard">
      <style:paragraph-properties fo:text-align="center" style:justify-single-word="false"/>
      <style:text-properties officeooo:rsid="00165d20" officeooo:paragraph-rsid="00165d20"/>
    </style:style>
    <style:style style:name="P4" style:family="paragraph" style:parent-style-name="Standard">
      <style:paragraph-properties fo:text-align="start" style:justify-single-word="false"/>
      <style:text-properties officeooo:rsid="00165d20" officeooo:paragraph-rsid="00165d20"/>
    </style:style>
    <style:style style:name="P5" style:family="paragraph" style:parent-style-name="Standard">
      <style:text-properties fo:font-weight="bold" officeooo:rsid="00165d20" officeooo:paragraph-rsid="00165d20" style:font-weight-asian="bold" style:font-weight-complex="bold"/>
    </style:style>
    <style:style style:name="P6" style:family="paragraph" style:parent-style-name="Standard">
      <style:text-properties fo:font-weight="bold" officeooo:rsid="0018ff69" officeooo:paragraph-rsid="0018ff69" style:font-weight-asian="bold" style:font-weight-complex="bold"/>
    </style:style>
    <style:style style:name="P7" style:family="paragraph" style:parent-style-name="Standard">
      <style:text-properties fo:font-weight="bold" officeooo:rsid="0018ff69" officeooo:paragraph-rsid="001a9285" style:font-weight-asian="bold" style:font-weight-complex="bold"/>
    </style:style>
    <style:style style:name="P8" style:family="paragraph" style:parent-style-name="Standard">
      <style:text-properties fo:font-weight="bold" officeooo:rsid="0018ff69" officeooo:paragraph-rsid="0026e2f0" style:font-weight-asian="bold" style:font-weight-complex="bold"/>
    </style:style>
    <style:style style:name="P9" style:family="paragraph" style:parent-style-name="Standard">
      <style:text-properties officeooo:rsid="0018ff69" officeooo:paragraph-rsid="0018ff69"/>
    </style:style>
    <style:style style:name="P10" style:family="paragraph" style:parent-style-name="Standard">
      <style:text-properties officeooo:rsid="0018ff69" officeooo:paragraph-rsid="001a9285"/>
    </style:style>
    <style:style style:name="P11" style:family="paragraph" style:parent-style-name="Standard">
      <style:text-properties officeooo:rsid="0018ff69" officeooo:paragraph-rsid="00217808"/>
    </style:style>
    <style:style style:name="P12" style:family="paragraph" style:parent-style-name="Standard">
      <style:paragraph-properties fo:text-align="center" style:justify-single-word="false"/>
      <style:text-properties style:text-underline-style="solid" style:text-underline-width="auto" style:text-underline-color="font-color" fo:font-weight="bold" officeooo:rsid="00165d20" officeooo:paragraph-rsid="00165d20" style:font-weight-asian="bold" style:font-weight-complex="bold"/>
    </style:style>
    <style:style style:name="T1" style:family="text">
      <style:text-properties officeooo:rsid="00172d3d"/>
    </style:style>
    <style:style style:name="T2" style:family="text">
      <style:text-properties officeooo:rsid="00186e50"/>
    </style:style>
    <style:style style:name="T3" style:family="text">
      <style:text-properties officeooo:rsid="001a9285"/>
    </style:style>
    <style:style style:name="T4" style:family="text">
      <style:text-properties fo:font-weight="normal" officeooo:rsid="001ed29c" style:font-weight-asian="normal" style:font-weight-complex="normal"/>
    </style:style>
    <style:style style:name="T5" style:family="text">
      <style:text-properties fo:font-weight="normal" officeooo:rsid="0026d2c2" style:font-weight-asian="normal" style:font-weight-complex="normal"/>
    </style:style>
    <style:style style:name="T6" style:family="text">
      <style:text-properties fo:font-weight="normal" officeooo:rsid="0026e2f0" style:font-weight-asian="normal" style:font-weight-complex="normal"/>
    </style:style>
    <style:style style:name="T7" style:family="text">
      <style:text-properties fo:font-weight="normal" officeooo:rsid="0028cb88" style:font-weight-asian="normal" style:font-weight-complex="normal"/>
    </style:style>
    <style:style style:name="T8" style:family="text">
      <style:text-properties fo:font-weight="normal" officeooo:rsid="002a43a3" style:font-weight-asian="normal" style:font-weight-complex="normal"/>
    </style:style>
    <style:style style:name="T9" style:family="text">
      <style:text-properties fo:font-weight="normal" officeooo:rsid="002a6a5f" style:font-weight-asian="normal" style:font-weight-complex="normal"/>
    </style:style>
    <style:style style:name="T10" style:family="text">
      <style:text-properties officeooo:rsid="002178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per Tower <text:span text:style-name="T2">Tech Report</text:span></text:p>
      <text:p text:style-name="P1"/>
      <text:p text:style-name="P5">1.) Define the problem. Use your own words to describe the problem you are attempting to solve by stating criteria. How should the parameters be considered in your design?</text:p>
      <text:p text:style-name="P2"/>
      <text:p text:style-name="P2"><text:tab/>The challenge is to build a paper tower using standard printer paper and is able to at least hold a Styrofoam cup and itself. The scoring is based on this point scale below.</text:p>
      <text:p text:style-name="P2"/>
      <text:p text:style-name="P12">Point Values: </text:p>
      <text:p text:style-name="P3">1pt per gram sustained</text:p>
      <text:p text:style-name="P3">10 pts per cm2 of paper not used</text:p>
      <text:p text:style-name="P3">100 pts per cm of height from tower base</text:p>
      <text:p text:style-name="P3"/>
      <text:p text:style-name="P4"><text:tab/>So, the obvious solution is to build the highest tower possible, completely ignoring how many grams the tower can hold and ignoring saving material. </text:p>
      <text:p text:style-name="P2"/>
      <text:p text:style-name="P5">2.) How did you consider the constraints given to you in this design process? How did these constraints affect your design decisions?</text:p>
      <text:p text:style-name="P2"/>
      <text:p text:style-name="P2"><text:tab/>I focused on building a structure that will only support itself and a Styrofoam cup. <text:span text:style-name="T1">I plan to use all the paper available. I needed to make something that would take advantage of the strength of cylinders and the stability of triangles. </text:span></text:p>
      <text:p text:style-name="P2"/>
      <text:p text:style-name="P6">3.) How did your paper tower perform overall compared to the rest of the class?</text:p>
      <text:p text:style-name="P6">Using normalized units like grams/height [g/cm] or height/paper used [cm/cm2] state strengths or weaknesses of your design. Would there be anything you would redesign of your paper tower? </text:p>
      <text:p text:style-name="P6"><text:tab/></text:p>
      <text:p text:style-name="P11"><text:tab/><text:span text:style-name="T10">My tower was the tallest at about 53cm, but I used all of the paper. <text:s/></text:span><text:span text:style-name="T4">I didn't realize that saving paper would be worth so many points. </text:span><text:span text:style-name="T5">I designed the tower so it was able to support a cup, but anything more than that will crush the tower. </text:span><text:span text:style-name="T4">If I were to build another tower, the design will focus on saving as much building material as possible. </text:span><text:span text:style-name="T8">There was a miscommunication between me and my builder, and my design was much too complicated, </text:span><text:span text:style-name="T9">so the structure couldn't support itself</text:span><text:span text:style-name="T8">. It took me over 2 hours to build my design and my builder only had about 30 minutes to construct the tower. </text:span></text:p>
      <text:p text:style-name="P9"/>
      <text:p text:style-name="P6">4.) What part of the process did you find the most rewarding – designing the tower or building the tower? Why?</text:p>
      <text:p text:style-name="P9"><text:tab/><text:tab/><text:tab/><text:tab/></text:p>
      <text:p text:style-name="P9"><text:tab/><text:span text:style-name="T3">I enjoy both aspects, but if I had to choose I would choose designing. Designing something is very cheap and effective; It only requires a pencil, paper, and creativity. On the other hand building requires purchasing materials, and fiddling around with intricate tools, and being frustrated when you don't have own the right tool for the job, so you have to start another side project to design and build a tool.</text:span></text:p>
      <text:p text:style-name="P9"/>
      <text:p text:style-name="P7">5.) How closely did your drawing match your completed construction?</text:p>
      <text:p text:style-name="P10"/>
      <text:p text:style-name="P10"><text:tab/><text:span text:style-name="T3">I'm not an artist, my drawing was gibberish, so I used the paper I drew on to construct a tower. On the other hand, the image in my head was spot on.</text:span></text:p>
      <text:p text:style-name="P10"><text:soft-page-break/></text:p>
      <text:p text:style-name="P7">6.<text:span text:style-name="T3">) </text:span><text:s/>Which, if any, elements of another tower design would you consider incorporating into your tower design? What effect would the change have?</text:p>
      <text:p text:style-name="P7"/>
      <text:p text:style-name="P8"><text:tab/><text:span text:style-name="T6">I saw someone with a very tiny simple triangular tower. It's design was focused on saving as much paper as possible. I want to design something similar, but even smaller. After all, </text:span><text:span text:style-name="T7">this design is scalable and</text:span><text:span text:style-name="T6"> I just need my base to be smaller than my height, and support a Styrofoam c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23:41:49.780313677</meta:creation-date>
    <dc:date>2016-09-08T16:58:24.771269612</dc:date>
    <meta:editing-duration>PT2H17M17S</meta:editing-duration>
    <meta:editing-cycles>20</meta:editing-cycles>
    <meta:generator>LibreOffice/4.2.8.2$Linux_X86_64 LibreOffice_project/420m0$Build-2</meta:generator>
    <meta:document-statistic meta:table-count="0" meta:image-count="0" meta:object-count="0" meta:page-count="2" meta:paragraph-count="21" meta:word-count="540" meta:character-count="3035" meta:non-whitespace-character-count="2494"/>
  </office:meta>
</office:document-meta>
</file>